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/>
    <style:style style:name="gr1" style:family="graphic" style:parent-style-name="物體無填充也無線條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99cm" svg:height="8.999cm" svg:x="3.023cm" svg:y="10.59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M54S</meta:editing-duration>
    <meta:editing-cycles>3</meta:editing-cycles>
    <meta:generator>LibreOffice/4.4.7.2$Windows_x86 LibreOffice_project/f3153a8b245191196a4b6b9abd1d0da16eead600</meta:generator>
    <dc:date>2018-08-13T19:11:42.626000000</dc:date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zh" number:country="TW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516cm" svg:y="3.599cm" style:legend-expansion="high" chart:style-name="ch2"/>
        <chart:plot-area chart:style-name="ch3" chart:data-source-has-labels="both" svg:x="0.32cm" svg:y="0.18cm" svg:width="13.876cm" svg:height="8.64cm">
          <chartooo:coordinate-region svg:x="0.952cm" svg:y="0.383cm" svg:width="13.244cm" svg:height="7.72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1</text:p>
              </table:table-cell>
              <table:table-cell office:value-type="string">
                <text:p>欄 2</text:p>
              </table:table-cell>
              <table:table-cell office:value-type="string">
                <text:p>欄 3</text:p>
              </table:table-cell>
            </table:table-row>
          </table:table-header-rows>
          <table:table-rows>
            <table:table-row>
              <table:table-cell office:value-type="string">
                <text:p>列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列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列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列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